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ist_20_Paragraph" style:list-style-name="WWNum2">
      <style:text-properties officeooo:paragraph-rsid="00009168"/>
    </style:style>
    <style:style style:name="P2" style:family="paragraph" style:parent-style-name="Standard">
      <style:paragraph-properties fo:text-align="center" style:justify-single-word="false"/>
      <style:text-properties officeooo:paragraph-rsid="00009168"/>
    </style:style>
    <style:style style:name="P3" style:family="paragraph" style:parent-style-name="Standard">
      <style:text-properties style:font-name="Times New Roman" fo:font-size="14pt" officeooo:paragraph-rsid="00009168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officeooo:paragraph-rsid="00009168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09168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009168" style:letter-kerning="false" style:font-name-asian="Calibri" style:language-asian="en" style:country-asian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09168" style:letter-kerning="false" style:font-name-asian="Calibri" style:language-asian="en" style:country-asian="US" style:language-complex="ar" style:country-complex="SA"/>
    </style:style>
    <style:style style:name="P8" style:family="paragraph" style:parent-style-name="Standard">
      <style:text-properties officeooo:paragraph-rsid="00009168"/>
    </style:style>
    <style:style style:name="P9" style:family="paragraph" style:parent-style-name="Standard">
      <style:paragraph-properties fo:margin-left="0cm" fo:margin-right="0cm" fo:text-indent="1.251cm" style:auto-text-indent="false"/>
      <style:text-properties officeooo:paragraph-rsid="00009168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officeooo:paragraph-rsid="00009168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09168" officeooo:paragraph-rsid="00009168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fo:font-weight="bold" officeooo:rsid="00009168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09168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хническое задание и пояснительная записка проекта «</text:span><text:span text:style-name="T2">DDSpace</text:span><text:span text:style-name="T1">»</text:span></text:p>
      <text:p text:style-name="P3"/>
      <text:p text:style-name="P8"><text:span text:style-name="T5"><text:tab/></text:span><text:span text:style-name="T1">Цель.</text:span><text:span text:style-name="T5"> Создать игру, написанную на алгоритмическом языке высокого уровня </text:span><text:span text:style-name="T3">Python</text:span><text:span text:style-name="T5"> с использованием библиотеки </text:span><text:span text:style-name="T3">pygame</text:span><text:span text:style-name="T5">.</text:span></text:p>
      <text:p text:style-name="P3"/>
      <text:p text:style-name="P8"><text:span text:style-name="T5"><text:tab/></text:span><text:span text:style-name="T1">Задачи проекта.</text:span></text:p>
      <text:list xml:id="list3153774470" text:style-name="WWNum2">
        <text:list-item>
          <text:p text:style-name="P1"><text:span text:style-name="T6">Взаимодействие со</text:span><text:span text:style-name="T5"> спрайт</text:span><text:span text:style-name="T6">ами</text:span></text:p>
        </text:list-item>
        <text:list-item>
          <text:p text:style-name="P1"><text:span text:style-name="T5">Реализовать систему боя</text:span></text:p>
        </text:list-item>
      </text:list>
      <text:p text:style-name="P3"/>
      <text:p text:style-name="P9"><text:span text:style-name="T1">Описание.</text:span><text:span text:style-name="T5"> </text:span><text:span text:style-name="T6">DD!Space — это некоммерческий продукт компании «DD!Company» созданный в развлекательных целях. Одинокий пилот отправляется в далёкое путешествие, чтобы спасти свою семью, но на пути ему встречаются враги.</text:span></text:p>
      <text:p text:style-name="P4"/>
      <text:p text:style-name="P9"><text:span text:style-name="T1">Используемые технологии.</text:span><text:span text:style-name="T5"> При создании проекта была использована изученная библиотека </text:span><text:span text:style-name="T4">pygame</text:span><text:span text:style-name="T5">. </text:span></text:p>
      <text:p text:style-name="P11"><text:span text:style-name="T1"/></text:p>
      <text:p text:style-name="P11"><text:span text:style-name="T1">Управление: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<text:span text:style-name="T1">Клавиша</text:span></text:p>
          </table:table-cell>
          <table:table-cell table:style-name="Таблица1.B1" office:value-type="string">
            <text:p text:style-name="P6"><text:span text:style-name="T1">Действие</text:span></text:p>
          </table:table-cell>
        </table:table-row>
        <table:table-row>
          <table:table-cell table:style-name="Таблица1.A2" office:value-type="string">
            <text:p text:style-name="P6"><text:span text:style-name="T5">Стрелочки</text:span></text:p>
          </table:table-cell>
          <table:table-cell table:style-name="Таблица1.B2" office:value-type="string">
            <text:p text:style-name="P6"><text:span text:style-name="T5">Передвижение</text:span></text:p>
          </table:table-cell>
        </table:table-row>
        <table:table-row>
          <table:table-cell table:style-name="Таблица1.A2" office:value-type="string">
            <text:p text:style-name="P6"><text:span text:style-name="T5">Пробел</text:span></text:p>
          </table:table-cell>
          <table:table-cell table:style-name="Таблица1.B2" office:value-type="string">
            <text:p text:style-name="P6"><text:span text:style-name="T5">Атака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5:02:28.360234181</meta:creation-date>
    <dc:date>2024-01-25T15:13:46.694475124</dc:date>
    <meta:editing-duration>PT18S</meta:editing-duration>
    <meta:editing-cycles>1</meta:editing-cycles>
    <meta:document-statistic meta:table-count="1" meta:image-count="0" meta:object-count="0" meta:page-count="1" meta:paragraph-count="14" meta:word-count="75" meta:character-count="609" meta:non-whitespace-character-count="546"/>
    <meta:generator>LibreOffice/7.3.7.2$Linux_X86_64 LibreOffice_project/30$Build-2</meta:generator>
  </office:meta>
</office:document-meta>
</file>